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d996" officeooo:paragraph-rsid="0002d996"/>
    </style:style>
    <style:style style:name="P2" style:family="paragraph" style:parent-style-name="Standard">
      <style:text-properties officeooo:rsid="0002d996" officeooo:paragraph-rsid="0003eecb"/>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tinued introgression between the two domestication clades has been rare, but has occurred, and it’s the best explanation for why genetic diversity has increased during improvement of the two bean races.</text:p>
      <text:p text:style-name="P1"/>
      <text:p text:style-name="P1"/>
      <text:p text:style-name="P1">The primary plant architecture change introduced into genotypes tested in the CDBN over the past 30 years was the adoption of upright indeterminate architecture (type II), which replaced upright determinate (type I) architecture in the Mesoamerican race and was introduced into prostrate indeterminate (type III) germplasm (Kelly 2001; Soltani et al 2016). </text:p>
      <text:p text:style-name="P1"/>
      <text:p text:style-name="P1"/>
      <text:p text:style-name="P1">The primary disease resistance phenotype introduced into</text:p>
      <text:p text:style-name="P1">entries in the CDBN over the past 30 years was bean rust</text:p>
      <text:p text:style-name="P1">resistance. Bean rust (<text:span text:style-name="T1">U. appendiculatus</text:span>) was a major disease</text:p>
      <text:p text:style-name="P1">in North America in the 20th century (Zaumeyer 1947). Al-</text:p>
      <text:p text:style-name="P1">though the first rust-resistant varieties were released in the</text:p>
      <text:p text:style-name="P1">1940s (Zaumeyer 1947), rust was primarily controlled by</text:p>
      <text:p text:style-name="P1">chemicals prior to the concerted introduction of rust resis-</text:p>
      <text:p text:style-name="P1">tance genes in the mid-1980s (Kelly 2001). Our strongest</text:p>
      <text:p text:style-name="P1">association for rust damage score fell just upstream of the</text:p>
      <text:p text:style-name="P1">gene model <text:span text:style-name="T1">Phvul</text:span>.<text:span text:style-name="T1">011G193100</text:span>, which maps in the interval</text:p>
      <text:p text:style-name="P1">suggested to contain the resistance gene <text:span text:style-name="T1">Ur-3 </text:span>(Hurtado-</text:p>
      <text:p text:style-name="P1">Gonzales et al. 2017). Initially described by Ballantyne</text:p>
      <text:p text:style-name="P1">(1978), <text:span text:style-name="T1">Ur-3 </text:span>was the first gene aggressively used by US</text:p>
      <text:p text:style-name="P1">breeders to address bean rust in the mid-1980s (Hurtado-</text:p>
      <text:p text:style-name="P1">Gonzales et al. 2017). Combining<text:span text:style-name="T1"> Ur-3 </text:span>and <text:span text:style-name="T1">Ur-11</text:span> provides</text:p>
      <text:p text:style-name="P1">resistance against all known rust races (Pastor-Corrales et al.</text:p>
      <text:p text:style-name="P1">2003), and the two genes formed the basis of breeding efforts</text:p>
      <text:p text:style-name="P1">to pyramid major bean rust resistance genes that led to the</text:p>
      <text:p text:style-name="P2">release of pinto, great northern, and black bean germplasm </text:p>
      <text:p text:style-name="P2">currently used in breeding programs. The alternate allele was</text:p>
      <text:p text:style-name="P1">present in the early years of the CDBN data in the Mesoamer-</text:p>
      <text:p text:style-name="P1">ican race, but was either absent or rare in the Durango/Jalisco</text:p>
      <text:p text:style-name="P1">race in the CDBN until 1988, when it was observed in the pinto</text:p>
      <text:p text:style-name="P1">Sierra and the great northern variety Starlight. The alternate</text:p>
      <text:p text:style-name="P1">allele was not widely distributed in the Durango/Jalisco race</text:p>
      <text:p text:style-name="P1">until the mid-1990s (Figure S3D). These results agree with the</text:p>
      <text:p text:style-name="P1">known timing of breeding for rust resistance.</text:p>
      <text:p text:style-name="P1">Finally, this work allowed us to characterize th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07T10:44:26.394512711</meta:creation-date>
    <dc:date>2021-05-07T17:39:38.100607386</dc:date>
    <meta:editing-duration>PT6H34M51S</meta:editing-duration>
    <meta:editing-cycles>1</meta:editing-cycles>
    <meta:document-statistic meta:table-count="0" meta:image-count="0" meta:object-count="0" meta:page-count="1" meta:paragraph-count="30" meta:word-count="346" meta:character-count="2184" meta:non-whitespace-character-count="1866"/>
    <meta:generator>LibreOffice/7.0.4.2$Linux_X86_64 LibreOffice_project/00$Build-2</meta:generator>
  </office:meta>
</office:document-meta>
</file>